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color="#dd4814" fo:font-size="18pt" style:font-size-asian="18pt" style:font-size-complex="18pt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Standard">
      <style:text-properties style:use-window-font-color="true" fo:font-size="18pt" style:font-size-asian="18pt" style:font-size-complex="18pt"/>
    </style:style>
    <style:style style:name="T1" style:family="text">
      <style:text-properties fo:color="#0000ff"/>
    </style:style>
    <style:style style:name="T2" style:family="text">
      <style:text-properties fo:color="#0000ff" fo:background-color="transparent"/>
    </style:style>
    <style:style style:name="T3" style:family="text">
      <style:text-properties fo:color="#dd48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数据结构</text:p>
      <text:p text:style-name="Standard"/>
      <text:p text:style-name="P2">一.collections:</text:p>
      <text:p text:style-name="P2"><text:tab/><text:span text:style-name="T2">1.Counter:<text:tab/>跟踪每个元素的数量，很有用</text:span></text:p>
      <text:p text:style-name="P2"><text:tab/>2.defaultdict</text:p>
      <text:p text:style-name="P2"><text:tab/>3.OrderedDict：顺序字典</text:p>
      <text:p text:style-name="P2"><text:tab/><text:span text:style-name="T1">4.deque：双端队列</text:span></text:p>
      <text:p text:style-name="P2"><text:tab/>5.namedtuple：命名数组，数据库列</text:p>
      <text:p text:style-name="Standard"><text:tab/></text:p>
      <text:p text:style-name="P2">二.array:（同类型的列表）</text:p>
      <text:p text:style-name="P2"><text:s text:c="4"/>候选字节顺序，跟字符编码有关，没太理解</text:p>
      <text:p text:style-name="P2"/>
      <text:p text:style-name="P3">三.heapq(堆排序）没看</text:p>
      <text:p text:style-name="P3"><text:s/></text:p>
      <text:p text:style-name="P2">四.bisect: 维护有序列表</text:p>
      <text:p text:style-name="P2"><text:tab/>两个方法：bisect.bisect\ bisect.insort</text:p>
      <text:p text:style-name="P2"/>
      <text:p text:style-name="P2">五.Queue</text:p>
      <text:p text:style-name="P2"><text:tab/>播客案例需要研究<text:span text:style-name="T3">?????</text:span></text:p>
      <text:p text:style-name="P2"/>
      <text:p text:style-name="P2">六.struct</text:p>
      <text:p text:style-name="P2"><text:tab/>s = struct.Struct('fmt‘）</text:p>
      <text:p text:style-name="P2"><text:tab/>data = s.pack(val1,val2...)</text:p>
      <text:p text:style-name="P2"><text:tab/>(….) = s.unpack(data)</text:p>
      <text:p text:style-name="P2"/>
      <text:p text:style-name="P2">七.<text:span text:style-name="T3">weakref 缺乏相应知识，待看？？？</text:span></text:p>
      <text:p text:style-name="P2"><text:span text:style-name="T3"/></text:p>
      <text:p text:style-name="P5">八.copy: 浅复制和深复制</text:p>
      <text:p text:style-name="P5"><text:tab/>copy.copy , copy.deepcopy</text:p>
      <text:p text:style-name="P5">九.pprint 美观打印数据结构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unnybook </meta:initial-creator>
    <meta:creation-date>2014-04-28T15:06:32</meta:creation-date>
    <dc:date>2014-05-04T17:35:27</dc:date>
    <dc:creator>funnybook </dc:creator>
    <meta:editing-duration>PT4H48M56S</meta:editing-duration>
    <meta:editing-cycles>9</meta:editing-cycles>
    <meta:generator>LibreOffice/3.5$Linux_x86 LibreOffice_project/350m1$Build-2</meta:generator>
    <meta:document-statistic meta:table-count="0" meta:image-count="0" meta:object-count="0" meta:page-count="1" meta:paragraph-count="24" meta:word-count="78" meta:character-count="401" meta:non-whitespace-character-count="393"/>
  </office:meta>
</office:document-meta>
</file>